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73cm"/>
    </style:style>
    <style:style style:name="co3" style:family="table-column">
      <style:table-column-properties fo:break-before="auto" style:column-width="0.43cm"/>
    </style:style>
    <style:style style:name="co4" style:family="table-column">
      <style:table-column-properties fo:break-before="auto" style:column-width="0.078cm"/>
    </style:style>
    <style:style style:name="co5" style:family="table-column">
      <style:table-column-properties fo:break-before="auto" style:column-width="0.273cm"/>
    </style:style>
    <style:style style:name="co6" style:family="table-column">
      <style:table-column-properties fo:break-before="auto" style:column-width="6.89cm"/>
    </style:style>
    <style:style style:name="co7" style:family="table-column">
      <style:table-column-properties fo:break-before="auto" style:column-width="5.749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3.284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1.54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2.328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931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5.588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1.863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3.725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.466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Nº Expediente</text:span></text:p>
          </table:table-cell>
          <table:covered-table-cell table:style-name="ce1"/>
          <table:table-cell table:style-name="ce4" office:value-type="string" calcext:value-type="string" table:number-columns-spanned="4" table:number-rows-spanned="1">
            <text:p><text:span text:style-name="T1">DENOMINACIÓN</text:span></text:p>
          </table:table-cell>
          <table:covered-table-cell table:number-columns-repeated="3" table:style-name="ce4"/>
          <table:table-cell table:style-name="ce7" office:value-type="string" calcext:value-type="string" table:number-columns-spanned="2" table:number-rows-spanned="1">
            <text:p><text:span text:style-name="T1">Descripción Línea Factura</text:span></text:p>
          </table:table-cell>
          <table:covered-table-cell table:style-name="ce7"/>
          <table:table-cell table:style-name="ce1" office:value-type="string" calcext:value-type="string" table:number-columns-spanned="3" table:number-rows-spanned="1">
            <text:p><text:span text:style-name="T1">Nombre Proveedor</text:span></text:p>
          </table:table-cell>
          <table:covered-table-cell table:number-columns-repeated="2" table:style-name="ce1"/>
          <table:table-cell table:style-name="ce10" office:value-type="string" calcext:value-type="string">
            <text:p><text:span text:style-name="T1">Fecha factura</text:span></text:p>
          </table:table-cell>
          <table:table-cell table:style-name="ce10" office:value-type="string" calcext:value-type="string">
            <text:p><text:span text:style-name="T1">Año doc. FI</text:span></text:p>
          </table:table-cell>
          <table:table-cell table:style-name="ce10" office:value-type="string" calcext:value-type="string">
            <text:p><text:span text:style-name="T1">Nº de Factura</text:span></text:p>
          </table:table-cell>
          <table:table-cell table:style-name="ce10" office:value-type="string" calcext:value-type="string">
            <text:p><text:span text:style-name="T1">Imp.factura</text:span></text:p>
          </table:table-cell>
          <table:table-cell table:style-name="ce16" office:value-type="string" calcext:value-type="string">
            <text:p><text:span text:style-name="T1">Base Imponible</text:span></text:p>
          </table:table-cell>
          <table:table-cell table:style-name="ce19" office:value-type="string" calcext:value-type="string">
            <text:p><text:span text:style-name="T1">IVA Factura</text:span>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ACTUAL. SYSTEM CENT OPER. M SERVER ENTER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Actualizacion y adquis. licencias Microsoft 2015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10-21" calcext:value-type="date">
            <text:p>21.10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1910" calcext:value-type="float">
            <text:p>941501910</text:p>
          </table:table-cell>
          <table:table-cell table:style-name="ce14" office:value-type="float" office:value="2245.69" calcext:value-type="float">
            <text:p>2.245,69</text:p>
          </table:table-cell>
          <table:table-cell table:style-name="ce17" office:value-type="float" office:value="1855.94" calcext:value-type="float">
            <text:p>1.855,94</text:p>
          </table:table-cell>
          <table:table-cell table:style-name="ce15" office:value-type="float" office:value="389.75" calcext:value-type="float">
            <text:p>389,7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ACTUALIZACION EXCHANGE ESTANDARD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Actualizacion y adquis. licencias Microsoft 2015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10-21" calcext:value-type="date">
            <text:p>21.10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1910" calcext:value-type="float">
            <text:p>941501910</text:p>
          </table:table-cell>
          <table:table-cell table:style-name="ce14" office:value-type="float" office:value="369034.79" calcext:value-type="float">
            <text:p>369.034,79</text:p>
          </table:table-cell>
          <table:table-cell table:style-name="ce17" office:value-type="float" office:value="304987.43" calcext:value-type="float">
            <text:p>304.987,43</text:p>
          </table:table-cell>
          <table:table-cell table:style-name="ce14" office:value-type="float" office:value="64047.36" calcext:value-type="float">
            <text:p>64.047,3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ACTUALIZACION EXCHANGE SERVER ENTERPRISE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Actualizacion y adquis. licencias Microsoft 2015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10-21" calcext:value-type="date">
            <text:p>21.10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1910" calcext:value-type="float">
            <text:p>941501910</text:p>
          </table:table-cell>
          <table:table-cell table:style-name="ce14" office:value-type="float" office:value="13726.03" calcext:value-type="float">
            <text:p>13.726,03</text:p>
          </table:table-cell>
          <table:table-cell table:style-name="ce17" office:value-type="float" office:value="11343.83" calcext:value-type="float">
            <text:p>11.343,83</text:p>
          </table:table-cell>
          <table:table-cell table:style-name="ce14" office:value-type="float" office:value="2382.2" calcext:value-type="float">
            <text:p>2.382,2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ACTUALIZACION EXCHANGE SERVER STANDARD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Actualizacion y adquis. licencias Microsoft 2015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10-21" calcext:value-type="date">
            <text:p>21.10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1910" calcext:value-type="float">
            <text:p>941501910</text:p>
          </table:table-cell>
          <table:table-cell table:style-name="ce14" office:value-type="float" office:value="1012.98" calcext:value-type="float">
            <text:p>1.012,98</text:p>
          </table:table-cell>
          <table:table-cell table:style-name="ce18" office:value-type="float" office:value="837.17" calcext:value-type="float">
            <text:p>837,17</text:p>
          </table:table-cell>
          <table:table-cell table:style-name="ce15" office:value-type="float" office:value="175.81" calcext:value-type="float">
            <text:p>175,8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ACTUALIZACION MS SCCM CAL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Actualizacion y adquis. licencias Microsoft 2015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10-21" calcext:value-type="date">
            <text:p>21.10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1910" calcext:value-type="float">
            <text:p>941501910</text:p>
          </table:table-cell>
          <table:table-cell table:style-name="ce14" office:value-type="float" office:value="230910.75" calcext:value-type="float">
            <text:p>230.910,75</text:p>
          </table:table-cell>
          <table:table-cell table:style-name="ce17" office:value-type="float" office:value="190835.33" calcext:value-type="float">
            <text:p>190.835,33</text:p>
          </table:table-cell>
          <table:table-cell table:style-name="ce14" office:value-type="float" office:value="40075.42" calcext:value-type="float">
            <text:p>40.075,4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ACTUALIZACION OFFICE STANDARD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Actualizacion y adquis. licencias Microsoft 2015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10-21" calcext:value-type="date">
            <text:p>21.10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1910" calcext:value-type="float">
            <text:p>941501910</text:p>
          </table:table-cell>
          <table:table-cell table:style-name="ce14" office:value-type="float" office:value="705867.86" calcext:value-type="float">
            <text:p>705.867,86</text:p>
          </table:table-cell>
          <table:table-cell table:style-name="ce17" office:value-type="float" office:value="583361.87" calcext:value-type="float">
            <text:p>583.361,87</text:p>
          </table:table-cell>
          <table:table-cell table:style-name="ce14" office:value-type="float" office:value="122505.99" calcext:value-type="float">
            <text:p>122.505,9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ACTUALIZACION OFFICE TASKWORKER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Actualizacion y adquis. licencias Microsoft 2015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10-21" calcext:value-type="date">
            <text:p>21.10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1910" calcext:value-type="float">
            <text:p>941501910</text:p>
          </table:table-cell>
          <table:table-cell table:style-name="ce14" office:value-type="float" office:value="613697.31" calcext:value-type="float">
            <text:p>613.697,31</text:p>
          </table:table-cell>
          <table:table-cell table:style-name="ce17" office:value-type="float" office:value="507187.86" calcext:value-type="float">
            <text:p>507.187,86</text:p>
          </table:table-cell>
          <table:table-cell table:style-name="ce14" office:value-type="float" office:value="106509.45" calcext:value-type="float">
            <text:p>106.509,4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ACTUALIZACION SYSTEM CENT CONF. M SERVER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Actualizacion y adquis. licencias Microsoft 2015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10-21" calcext:value-type="date">
            <text:p>21.10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1910" calcext:value-type="float">
            <text:p>941501910</text:p>
          </table:table-cell>
          <table:table-cell table:style-name="ce14" office:value-type="float" office:value="2178.77" calcext:value-type="float">
            <text:p>2.178,77</text:p>
          </table:table-cell>
          <table:table-cell table:style-name="ce17" office:value-type="float" office:value="1800.64" calcext:value-type="float">
            <text:p>1.800,64</text:p>
          </table:table-cell>
          <table:table-cell table:style-name="ce15" office:value-type="float" office:value="378.13" calcext:value-type="float">
            <text:p>378,13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ACTUALIZACION SYSTEM CENT OPER. M SERVER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Actualizacion y adquis. licencias Microsoft 2015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10-21" calcext:value-type="date">
            <text:p>21.10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1910" calcext:value-type="float">
            <text:p>941501910</text:p>
          </table:table-cell>
          <table:table-cell table:style-name="ce15" office:value-type="float" office:value="150.21" calcext:value-type="float">
            <text:p>150,21</text:p>
          </table:table-cell>
          <table:table-cell table:style-name="ce18" office:value-type="float" office:value="124.14" calcext:value-type="float">
            <text:p>124,14</text:p>
          </table:table-cell>
          <table:table-cell table:style-name="ce15" office:value-type="float" office:value="26.07" calcext:value-type="float">
            <text:p>26,0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0-16/11/17 Mto.Micros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7-11-21" calcext:value-type="date">
            <text:p>21.11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134" calcext:value-type="float">
            <text:p>0101704134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0-16/11/18 Mto. Micr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11-27" calcext:value-type="date">
            <text:p>27.11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416" calcext:value-type="float">
            <text:p>0101803416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1-16/12/17 Mto.Micros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7-12-18" calcext:value-type="date">
            <text:p>18.12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549" calcext:value-type="float">
            <text:p>0101704549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1-16/12/18 Mto. Micr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12-18" calcext:value-type="date">
            <text:p>18.12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724" calcext:value-type="float">
            <text:p>0101803724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-16/2/18 Mto.Microsof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02-22" calcext:value-type="date">
            <text:p>22.02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403" calcext:value-type="float">
            <text:p>0101800403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-16/2/19 Mto. Micros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9-02-21" calcext:value-type="date">
            <text:p>21.02.2019</text:p>
          </table:table-cell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395" calcext:value-type="float">
            <text:p>0101900395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2-16/01/19 Mto. Micr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9-01-21" calcext:value-type="date">
            <text:p>21.01.2019</text:p>
          </table:table-cell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068" calcext:value-type="float">
            <text:p>0101900068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2-16/1/18 Mto.Micros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01-31" calcext:value-type="date">
            <text:p>31.01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223" calcext:value-type="float">
            <text:p>0101800223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2-16/3/18 Mto.Microsof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03-19" calcext:value-type="date">
            <text:p>19.03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677" calcext:value-type="float">
            <text:p>0101800677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2-16/3/19 Mto. Micros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9-04-10" calcext:value-type="date">
            <text:p>10.04.2019</text:p>
          </table:table-cell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017" calcext:value-type="float">
            <text:p>0101901017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3-16/4/17Mto.Microsoft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7-05-22" calcext:value-type="date">
            <text:p>22.05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1" calcext:value-type="float">
            <text:p>0101701621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3-16/4/18 Mto.Microsof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04-19" calcext:value-type="date">
            <text:p>19.04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017" calcext:value-type="float">
            <text:p>0101801017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4-16/5/17Mto.Microsoft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7-05-22" calcext:value-type="date">
            <text:p>22.05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2" calcext:value-type="float">
            <text:p>0101701622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4-16/5/18 Mto.Microsof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05-16" calcext:value-type="date">
            <text:p>16.05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316" calcext:value-type="float">
            <text:p>0101801316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5-16/6/17Mto.Microsoft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7-06-20" calcext:value-type="date">
            <text:p>20.06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965" calcext:value-type="float">
            <text:p>0101701965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5-16/6/18 Mto.Microsof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06-18" calcext:value-type="date">
            <text:p>18.06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643" calcext:value-type="float">
            <text:p>0101801643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6-16/7/17Mto.Microsoft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7-07-13" calcext:value-type="date">
            <text:p>13.07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2480" calcext:value-type="float">
            <text:p>0101702480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6-16/7/18 Mto.Microsof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07-17" calcext:value-type="date">
            <text:p>17.07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014" calcext:value-type="float">
            <text:p>0101802014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7-16/8/17Mto.Microsoft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7-08-31" calcext:value-type="date">
            <text:p>31.08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064" calcext:value-type="float">
            <text:p>0101703064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7-16/8/18 Mto.Microsof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08-31" calcext:value-type="date">
            <text:p>31.08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401" calcext:value-type="float">
            <text:p>0101802401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8-16/9/17 Mto.Microsof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7-09-20" calcext:value-type="date">
            <text:p>20.09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254" calcext:value-type="float">
            <text:p>0101703254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8-16/9/18 Mto.Microsof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09-18" calcext:value-type="date">
            <text:p>18.09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532" calcext:value-type="float">
            <text:p>0101802532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9-16/10/17 Mto.Micros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7-10-16" calcext:value-type="date">
            <text:p>16.10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624" calcext:value-type="float">
            <text:p>0101703624</text:p>
          </table:table-cell>
          <table:table-cell table:style-name="ce14" office:value-type="float" office:value="29276.87" calcext:value-type="float">
            <text:p>29.276,87</text:p>
          </table:table-cell>
          <table:table-cell table:style-name="ce17" office:value-type="float" office:value="24195.76" calcext:value-type="float">
            <text:p>24.195,76</text:p>
          </table:table-cell>
          <table:table-cell table:style-name="ce14" office:value-type="float" office:value="5081.11" calcext:value-type="float">
            <text:p>5.081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HORAS MANTENIMIENTO LICENC MICROSOFT EAS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9-16/10/18 Mto. micros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10-29" calcext:value-type="date">
            <text:p>29.10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076" calcext:value-type="float">
            <text:p>0101803076</text:p>
          </table:table-cell>
          <table:table-cell table:style-name="ce14" office:value-type="float" office:value="18298.05" calcext:value-type="float">
            <text:p>18.298,05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7" calcext:value-type="float">
            <text:p>3.175,7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128/2017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LICENCIA MS VISUAL STUDIO PROFES  2017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(I) Adq. licencia MS Visu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RINGE, S.A.</text:span></text:p>
          </table:table-cell>
          <table:covered-table-cell table:number-columns-repeated="2" table:style-name="ce5"/>
          <table:table-cell table:style-name="ce11" office:value-type="date" office:date-value="2017-09-18" calcext:value-type="date">
            <text:p>18.09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448" calcext:value-type="float">
            <text:p>448</text:p>
          </table:table-cell>
          <table:table-cell table:style-name="ce15" office:value-type="float" office:value="451.69" calcext:value-type="float">
            <text:p>451,69</text:p>
          </table:table-cell>
          <table:table-cell table:style-name="ce18" office:value-type="float" office:value="373.3" calcext:value-type="float">
            <text:p>373,30</text:p>
          </table:table-cell>
          <table:table-cell table:style-name="ce15" office:value-type="float" office:value="78.39" calcext:value-type="float">
            <text:p>78,3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199/2015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LICENCIA MS WIN REMOTE 2012 POR DISPOSIT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(I) Adq. Licencias Windows Remote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5-10-19" calcext:value-type="date">
            <text:p>19.10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101502867" calcext:value-type="float">
            <text:p>101502867</text:p>
          </table:table-cell>
          <table:table-cell table:style-name="ce14" office:value-type="float" office:value="17547.42" calcext:value-type="float">
            <text:p>17.547,42</text:p>
          </table:table-cell>
          <table:table-cell table:style-name="ce17" office:value-type="float" office:value="14502" calcext:value-type="float">
            <text:p>14.502,00</text:p>
          </table:table-cell>
          <table:table-cell table:style-name="ce14" office:value-type="float" office:value="3045.42" calcext:value-type="float">
            <text:p>3.045,4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MANTENIMIENTO LICENCIAS MICROSOF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3-16/4/19 Mto. Micros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9-05-31" calcext:value-type="date">
            <text:p>31.05.2019</text:p>
          </table:table-cell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18298.04" calcext:value-type="float">
            <text:p>18.298,04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69" calcext:value-type="float">
            <text:p>3.175,6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MANTENIMIENTO LICENCIAS MICROSOF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4-16/5/19 Mto. Micros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9-05-31" calcext:value-type="date">
            <text:p>31.05.2019</text:p>
          </table:table-cell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18298.04" calcext:value-type="float">
            <text:p>18.298,04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69" calcext:value-type="float">
            <text:p>3.175,6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MANTENIMIENTO LICENCIAS MICROSOF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5-16/6/19 Mto. Micros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9-06-20" calcext:value-type="date">
            <text:p>20.06.2019</text:p>
          </table:table-cell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18298.04" calcext:value-type="float">
            <text:p>18.298,04</text:p>
          </table:table-cell>
          <table:table-cell table:style-name="ce17" office:value-type="float" office:value="15122.35" calcext:value-type="float">
            <text:p>15.122,35</text:p>
          </table:table-cell>
          <table:table-cell table:style-name="ce14" office:value-type="float" office:value="3175.69" calcext:value-type="float">
            <text:p>3.175,6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124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MICROSOFT S.O.WINPRO 10UPGRD OLP NL GOV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(I) Adq. Lic. Microsoft W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PECIALIST COMPUTER CENTRES</text:span></text:p>
          </table:table-cell>
          <table:covered-table-cell table:number-columns-repeated="2" table:style-name="ce5"/>
          <table:table-cell table:style-name="ce11" office:value-type="date" office:date-value="2016-07-29" calcext:value-type="date">
            <text:p>29.07.2016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3383" calcext:value-type="float">
            <text:p>3383</text:p>
          </table:table-cell>
          <table:table-cell table:style-name="ce14" office:value-type="float" office:value="2159903.16" calcext:value-type="float">
            <text:p>2.159.903,16</text:p>
          </table:table-cell>
          <table:table-cell table:style-name="ce17" office:value-type="float" office:value="1785043.93" calcext:value-type="float">
            <text:p>1.785.043,93</text:p>
          </table:table-cell>
          <table:table-cell table:style-name="ce14" office:value-type="float" office:value="374859.23" calcext:value-type="float">
            <text:p>374.859,23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2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ERVICIOS MTO. PROGRAMAS MICROSOFT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/4-31/05 Microsoft sop.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6-06-09" calcext:value-type="date">
            <text:p>09.06.2016</text:p>
          </table:table-cell>
          <table:table-cell table:style-name="ce12" office:value-type="float" office:value="2016" calcext:value-type="float">
            <text:p>2016</text:p>
          </table:table-cell>
          <table:table-cell table:style-name="ce13" office:value-type="float" office:value="941600623" calcext:value-type="float">
            <text:p>0941600623</text:p>
          </table:table-cell>
          <table:table-cell table:style-name="ce14" office:value-type="float" office:value="120183.06" calcext:value-type="float">
            <text:p>120.183,06</text:p>
          </table:table-cell>
          <table:table-cell table:style-name="ce17" office:value-type="float" office:value="99324.84" calcext:value-type="float">
            <text:p>99.324,84</text:p>
          </table:table-cell>
          <table:table-cell table:style-name="ce14" office:value-type="float" office:value="20858.22" calcext:value-type="float">
            <text:p>20.858,2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R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ERVICIOS MTO. PROGRAMAS MICROSOFT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-30/06 Microsoft soporte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6-07-01" calcext:value-type="date">
            <text:p>01.07.2016</text:p>
          </table:table-cell>
          <table:table-cell table:style-name="ce12" office:value-type="float" office:value="2016" calcext:value-type="float">
            <text:p>2016</text:p>
          </table:table-cell>
          <table:table-cell table:style-name="ce13" office:value-type="float" office:value="941600856" calcext:value-type="float">
            <text:p>0941600856</text:p>
          </table:table-cell>
          <table:table-cell table:style-name="ce14" office:value-type="float" office:value="60091.53" calcext:value-type="float">
            <text:p>60.091,53</text:p>
          </table:table-cell>
          <table:table-cell table:style-name="ce17" office:value-type="float" office:value="49662.42" calcext:value-type="float">
            <text:p>49.662,42</text:p>
          </table:table-cell>
          <table:table-cell table:style-name="ce14" office:value-type="float" office:value="10429.11" calcext:value-type="float">
            <text:p>10.429,1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2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ERVICIOS MTO. PROGRAMAS MICROSOFT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-31/03 Microsoft soporte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6-04-05" calcext:value-type="date">
            <text:p>05.04.2016</text:p>
          </table:table-cell>
          <table:table-cell table:style-name="ce12" office:value-type="float" office:value="2016" calcext:value-type="float">
            <text:p>2016</text:p>
          </table:table-cell>
          <table:table-cell table:style-name="ce13" office:value-type="float" office:value="941600050" calcext:value-type="float">
            <text:p>0941600050</text:p>
          </table:table-cell>
          <table:table-cell table:style-name="ce14" office:value-type="float" office:value="180274.58" calcext:value-type="float">
            <text:p>180.274,58</text:p>
          </table:table-cell>
          <table:table-cell table:style-name="ce17" office:value-type="float" office:value="148987.26" calcext:value-type="float">
            <text:p>148.987,26</text:p>
          </table:table-cell>
          <table:table-cell table:style-name="ce14" office:value-type="float" office:value="31287.32" calcext:value-type="float">
            <text:p>31.287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ERVICIOS MTO. PROGRAMAS MICROSOFT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º Trim 15 Sº Mto Programas Microsoft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05-11" calcext:value-type="date">
            <text:p>11.05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0371" calcext:value-type="float">
            <text:p>941500371</text:p>
          </table:table-cell>
          <table:table-cell table:style-name="ce14" office:value-type="float" office:value="180274.57" calcext:value-type="float">
            <text:p>180.274,57</text:p>
          </table:table-cell>
          <table:table-cell table:style-name="ce17" office:value-type="float" office:value="148987.25" calcext:value-type="float">
            <text:p>148.987,25</text:p>
          </table:table-cell>
          <table:table-cell table:style-name="ce14" office:value-type="float" office:value="31287.32" calcext:value-type="float">
            <text:p>31.287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ERVICIOS MTO. PROGRAMAS MICROSOFT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2º Trim 15 Sº Mto Programas Microsoft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07-13" calcext:value-type="date">
            <text:p>13.07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0885" calcext:value-type="float">
            <text:p>941500885</text:p>
          </table:table-cell>
          <table:table-cell table:style-name="ce14" office:value-type="float" office:value="180274.57" calcext:value-type="float">
            <text:p>180.274,57</text:p>
          </table:table-cell>
          <table:table-cell table:style-name="ce17" office:value-type="float" office:value="148987.25" calcext:value-type="float">
            <text:p>148.987,25</text:p>
          </table:table-cell>
          <table:table-cell table:style-name="ce14" office:value-type="float" office:value="31287.32" calcext:value-type="float">
            <text:p>31.287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ERVICIOS MTO. PROGRAMAS MICROSOFT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3º Trim 15 Sº Mto Programas Microsoft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5-10-13" calcext:value-type="date">
            <text:p>13.10.2015</text:p>
          </table:table-cell>
          <table:table-cell table:style-name="ce12" office:value-type="float" office:value="2015" calcext:value-type="float">
            <text:p>2015</text:p>
          </table:table-cell>
          <table:table-cell table:style-name="ce12" office:value-type="float" office:value="941501748" calcext:value-type="float">
            <text:p>941501748</text:p>
          </table:table-cell>
          <table:table-cell table:style-name="ce14" office:value-type="float" office:value="180274.57" calcext:value-type="float">
            <text:p>180.274,57</text:p>
          </table:table-cell>
          <table:table-cell table:style-name="ce17" office:value-type="float" office:value="148987.25" calcext:value-type="float">
            <text:p>148.987,25</text:p>
          </table:table-cell>
          <table:table-cell table:style-name="ce14" office:value-type="float" office:value="31287.32" calcext:value-type="float">
            <text:p>31.287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94/2011(PM001)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ERVICIOS MTO. PROGRAMAS MICROSOFT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4º Trim 15 Sº Mto Program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5"/>
          <table:table-cell table:style-name="ce11" office:value-type="date" office:date-value="2016-01-20" calcext:value-type="date">
            <text:p>20.01.2016</text:p>
          </table:table-cell>
          <table:table-cell table:style-name="ce12" office:value-type="float" office:value="2016" calcext:value-type="float">
            <text:p>2016</text:p>
          </table:table-cell>
          <table:table-cell table:style-name="ce13" office:value-type="float" office:value="941502741" calcext:value-type="float">
            <text:p>0941502741</text:p>
          </table:table-cell>
          <table:table-cell table:style-name="ce14" office:value-type="float" office:value="180274.57" calcext:value-type="float">
            <text:p>180.274,57</text:p>
          </table:table-cell>
          <table:table-cell table:style-name="ce17" office:value-type="float" office:value="148987.25" calcext:value-type="float">
            <text:p>148.987,25</text:p>
          </table:table-cell>
          <table:table-cell table:style-name="ce14" office:value-type="float" office:value="31287.32" calcext:value-type="float">
            <text:p>31.287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USCRIP LIC  MS OFFICE STANDARD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0-16/11/17 Mto.Micros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7-11-21" calcext:value-type="date">
            <text:p>21.11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134" calcext:value-type="float">
            <text:p>0101704134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USCRIP LIC  MS OFFICE STANDARD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0-16/11/18 Mto. Micr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11-27" calcext:value-type="date">
            <text:p>27.11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416" calcext:value-type="float">
            <text:p>0101803416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USCRIP LIC  MS OFFICE STANDARD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1-16/12/17 Mto.Micros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7-12-18" calcext:value-type="date">
            <text:p>18.12.2017</text:p>
          </table:table-cell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549" calcext:value-type="float">
            <text:p>0101704549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USCRIP LIC  MS OFFICE STANDARD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1-16/12/18 Mto. Micr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12-18" calcext:value-type="date">
            <text:p>18.12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724" calcext:value-type="float">
            <text:p>0101803724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USCRIP LIC  MS OFFICE STANDARD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-16/2/18 Mto.Microsof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02-22" calcext:value-type="date">
            <text:p>22.02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403" calcext:value-type="float">
            <text:p>0101800403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USCRIP LIC  MS OFFICE STANDARD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-16/2/19 Mto. Micros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9-02-21" calcext:value-type="date">
            <text:p>21.02.2019</text:p>
          </table:table-cell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395" calcext:value-type="float">
            <text:p>0101900395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USCRIP LIC  MS OFFICE STANDARD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2-16/01/19 Mto. Micro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9-01-21" calcext:value-type="date">
            <text:p>21.01.2019</text:p>
          </table:table-cell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068" calcext:value-type="float">
            <text:p>0101900068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 table:number-columns-spanned="2" table:number-rows-spanned="1">
            <text:p><text:span text:style-name="T2">ECON/000286/2016</text:span>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<text:span text:style-name="T2">SUSCRIP LIC  MS OFFICE STANDARD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<text:span text:style-name="T2">17/12-16/1/18 Mto.Micros</text:span>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5"/>
          <table:table-cell table:style-name="ce11" office:value-type="date" office:date-value="2018-01-31" calcext:value-type="date">
            <text:p>31.01.2018</text:p>
          </table:table-cell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223" calcext:value-type="float">
            <text:p>0101800223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2-16/3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3-19" calcext:value-type="date" table:number-columns-spanned="3" table:number-rows-spanned="1">
            <text:p>19.03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677" calcext:value-type="float">
            <text:p>0101800677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2-16/3/19 Mto. Micros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4-10" calcext:value-type="date" table:number-columns-spanned="3" table:number-rows-spanned="1">
            <text:p>10.04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017" calcext:value-type="float">
            <text:p>0101901017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3-16/4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1" calcext:value-type="float">
            <text:p>0101701621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3-16/4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4-19" calcext:value-type="date" table:number-columns-spanned="3" table:number-rows-spanned="1">
            <text:p>19.04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017" calcext:value-type="float">
            <text:p>0101801017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4-16/5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2" calcext:value-type="float">
            <text:p>0101701622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4-16/5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5-16" calcext:value-type="date" table:number-columns-spanned="3" table:number-rows-spanned="1">
            <text:p>16.05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316" calcext:value-type="float">
            <text:p>0101801316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5-16/6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6-20" calcext:value-type="date" table:number-columns-spanned="3" table:number-rows-spanned="1">
            <text:p>20.06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965" calcext:value-type="float">
            <text:p>0101701965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5-16/6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6-18" calcext:value-type="date" table:number-columns-spanned="3" table:number-rows-spanned="1">
            <text:p>18.06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643" calcext:value-type="float">
            <text:p>0101801643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6-16/7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7-13" calcext:value-type="date" table:number-columns-spanned="3" table:number-rows-spanned="1">
            <text:p>13.07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2480" calcext:value-type="float">
            <text:p>0101702480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6-16/7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7-17" calcext:value-type="date" table:number-columns-spanned="3" table:number-rows-spanned="1">
            <text:p>17.07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014" calcext:value-type="float">
            <text:p>0101802014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7-16/8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8-31" calcext:value-type="date" table:number-columns-spanned="3" table:number-rows-spanned="1">
            <text:p>31.08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064" calcext:value-type="float">
            <text:p>0101703064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7-16/8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8-31" calcext:value-type="date" table:number-columns-spanned="3" table:number-rows-spanned="1">
            <text:p>31.08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401" calcext:value-type="float">
            <text:p>0101802401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8-16/9/17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9-20" calcext:value-type="date" table:number-columns-spanned="3" table:number-rows-spanned="1">
            <text:p>20.09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254" calcext:value-type="float">
            <text:p>0101703254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8-16/9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9-18" calcext:value-type="date" table:number-columns-spanned="3" table:number-rows-spanned="1">
            <text:p>18.09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532" calcext:value-type="float">
            <text:p>0101802532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9-16/10/17 Mto.Micros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0-16" calcext:value-type="date" table:number-columns-spanned="3" table:number-rows-spanned="1">
            <text:p>16.10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624" calcext:value-type="float">
            <text:p>0101703624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 MS OFFICE STANDARD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9-16/10/18 Mto. micros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0-29" calcext:value-type="date" table:number-columns-spanned="3" table:number-rows-spanned="1">
            <text:p>29.10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076" calcext:value-type="float">
            <text:p>0101803076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0-16/11/17 Mto.Micros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1-21" calcext:value-type="date" table:number-columns-spanned="3" table:number-rows-spanned="1">
            <text:p>21.11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134" calcext:value-type="float">
            <text:p>0101704134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0-16/11/18 Mto. Micr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1-27" calcext:value-type="date" table:number-columns-spanned="3" table:number-rows-spanned="1">
            <text:p>27.1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416" calcext:value-type="float">
            <text:p>0101803416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1-16/12/17 Mto.Micros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2-18" calcext:value-type="date" table:number-columns-spanned="3" table:number-rows-spanned="1">
            <text:p>18.12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549" calcext:value-type="float">
            <text:p>0101704549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1-16/12/18 Mto. Micr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2-18" calcext:value-type="date" table:number-columns-spanned="3" table:number-rows-spanned="1">
            <text:p>18.1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724" calcext:value-type="float">
            <text:p>0101803724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-16/2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2-22" calcext:value-type="date" table:number-columns-spanned="3" table:number-rows-spanned="1">
            <text:p>22.0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403" calcext:value-type="float">
            <text:p>0101800403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-16/2/19 Mto. Micros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2-21" calcext:value-type="date" table:number-columns-spanned="3" table:number-rows-spanned="1">
            <text:p>21.02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395" calcext:value-type="float">
            <text:p>0101900395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2-16/01/19 Mto. Micr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1-21" calcext:value-type="date" table:number-columns-spanned="3" table:number-rows-spanned="1">
            <text:p>21.01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068" calcext:value-type="float">
            <text:p>0101900068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2-16/1/18 Mto.Micros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1-31" calcext:value-type="date" table:number-columns-spanned="3" table:number-rows-spanned="1">
            <text:p>31.0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223" calcext:value-type="float">
            <text:p>0101800223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2-16/3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3-19" calcext:value-type="date" table:number-columns-spanned="3" table:number-rows-spanned="1">
            <text:p>19.03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677" calcext:value-type="float">
            <text:p>0101800677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2-16/3/19 Mto. Micros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4-10" calcext:value-type="date" table:number-columns-spanned="3" table:number-rows-spanned="1">
            <text:p>10.04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017" calcext:value-type="float">
            <text:p>0101901017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3-16/4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1" calcext:value-type="float">
            <text:p>0101701621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3-16/4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4-19" calcext:value-type="date" table:number-columns-spanned="3" table:number-rows-spanned="1">
            <text:p>19.04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017" calcext:value-type="float">
            <text:p>0101801017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4-16/5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2" calcext:value-type="float">
            <text:p>0101701622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4-16/5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5-16" calcext:value-type="date" table:number-columns-spanned="3" table:number-rows-spanned="1">
            <text:p>16.05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316" calcext:value-type="float">
            <text:p>0101801316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5-16/6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6-20" calcext:value-type="date" table:number-columns-spanned="3" table:number-rows-spanned="1">
            <text:p>20.06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965" calcext:value-type="float">
            <text:p>0101701965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5-16/6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6-18" calcext:value-type="date" table:number-columns-spanned="3" table:number-rows-spanned="1">
            <text:p>18.06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643" calcext:value-type="float">
            <text:p>0101801643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6-16/7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7-13" calcext:value-type="date" table:number-columns-spanned="3" table:number-rows-spanned="1">
            <text:p>13.07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2480" calcext:value-type="float">
            <text:p>0101702480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6-16/7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7-17" calcext:value-type="date" table:number-columns-spanned="3" table:number-rows-spanned="1">
            <text:p>17.07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014" calcext:value-type="float">
            <text:p>0101802014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7-16/8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8-31" calcext:value-type="date" table:number-columns-spanned="3" table:number-rows-spanned="1">
            <text:p>31.08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064" calcext:value-type="float">
            <text:p>0101703064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7-16/8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8-31" calcext:value-type="date" table:number-columns-spanned="3" table:number-rows-spanned="1">
            <text:p>31.08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401" calcext:value-type="float">
            <text:p>0101802401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8-16/9/17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9-20" calcext:value-type="date" table:number-columns-spanned="3" table:number-rows-spanned="1">
            <text:p>20.09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254" calcext:value-type="float">
            <text:p>0101703254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8-16/9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9-18" calcext:value-type="date" table:number-columns-spanned="3" table:number-rows-spanned="1">
            <text:p>18.09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532" calcext:value-type="float">
            <text:p>0101802532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9-16/10/17 Mto.Micros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0-16" calcext:value-type="date" table:number-columns-spanned="3" table:number-rows-spanned="1">
            <text:p>16.10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624" calcext:value-type="float">
            <text:p>0101703624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CORREO EXCHANGE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9-16/10/18 Mto. micros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0-29" calcext:value-type="date" table:number-columns-spanned="3" table:number-rows-spanned="1">
            <text:p>29.10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076" calcext:value-type="float">
            <text:p>0101803076</text:p>
          </table:table-cell>
          <table:table-cell table:style-name="ce14" office:value-type="float" office:value="6563.4" calcext:value-type="float">
            <text:p>6.563,40</text:p>
          </table:table-cell>
          <table:table-cell table:style-name="ce17" office:value-type="float" office:value="5424.3" calcext:value-type="float">
            <text:p>5.424,30</text:p>
          </table:table-cell>
          <table:table-cell table:style-name="ce14" office:value-type="float" office:value="1139.1" calcext:value-type="float">
            <text:p>1.139,1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0-16/11/17 Mto.Micros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1-21" calcext:value-type="date" table:number-columns-spanned="3" table:number-rows-spanned="1">
            <text:p>21.11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134" calcext:value-type="float">
            <text:p>0101704134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0-16/11/18 Mto. Micr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1-27" calcext:value-type="date" table:number-columns-spanned="3" table:number-rows-spanned="1">
            <text:p>27.1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416" calcext:value-type="float">
            <text:p>0101803416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1-16/12/17 Mto.Micros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2-18" calcext:value-type="date" table:number-columns-spanned="3" table:number-rows-spanned="1">
            <text:p>18.12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549" calcext:value-type="float">
            <text:p>0101704549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1-16/12/18 Mto. Micr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2-18" calcext:value-type="date" table:number-columns-spanned="3" table:number-rows-spanned="1">
            <text:p>18.1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724" calcext:value-type="float">
            <text:p>0101803724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-16/2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2-22" calcext:value-type="date" table:number-columns-spanned="3" table:number-rows-spanned="1">
            <text:p>22.0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403" calcext:value-type="float">
            <text:p>0101800403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-16/2/19 Mto. Micros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2-21" calcext:value-type="date" table:number-columns-spanned="3" table:number-rows-spanned="1">
            <text:p>21.02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395" calcext:value-type="float">
            <text:p>0101900395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2-16/01/19 Mto. Micr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1-21" calcext:value-type="date" table:number-columns-spanned="3" table:number-rows-spanned="1">
            <text:p>21.01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068" calcext:value-type="float">
            <text:p>0101900068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12-16/1/18 Mto.Micros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1-31" calcext:value-type="date" table:number-columns-spanned="3" table:number-rows-spanned="1">
            <text:p>31.0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223" calcext:value-type="float">
            <text:p>0101800223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2-16/3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3-19" calcext:value-type="date" table:number-columns-spanned="3" table:number-rows-spanned="1">
            <text:p>19.03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677" calcext:value-type="float">
            <text:p>0101800677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2-16/3/19 Mto. Microso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4-10" calcext:value-type="date" table:number-columns-spanned="3" table:number-rows-spanned="1">
            <text:p>10.04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017" calcext:value-type="float">
            <text:p>0101901017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3-16/4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1" calcext:value-type="float">
            <text:p>0101701621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3-16/4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4-19" calcext:value-type="date" table:number-columns-spanned="3" table:number-rows-spanned="1">
            <text:p>19.04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017" calcext:value-type="float">
            <text:p>0101801017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4-16/5/17Mto.Microsoft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2" calcext:value-type="float">
            <text:p>0101701622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2" table:number-rows-spanned="1">
            <text:p><text:span text:style-name="T2">SUSCRIP LIC MS CAL DIRECTORIO ACTIVO</text:span></text:p>
          </table:table-cell>
          <table:covered-table-cell table:style-name="ce3"/>
          <table:table-cell table:style-name="ce6" office:value-type="string" calcext:value-type="string" table:number-columns-spanned="4" table:number-rows-spanned="1">
            <text:p><text:span text:style-name="T2">17/4-16/5/18 Mto.Microsof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5-16" calcext:value-type="date" table:number-columns-spanned="3" table:number-rows-spanned="1">
            <text:p>16.05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316" calcext:value-type="float">
            <text:p>0101801316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DIRECTORIO ACTIVO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5-16/6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6-20" calcext:value-type="date" table:number-columns-spanned="3" table:number-rows-spanned="1">
            <text:p>20.06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965" calcext:value-type="float">
            <text:p>0101701965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DIRECTORIO ACTIVO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5-16/6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6-18" calcext:value-type="date" table:number-columns-spanned="3" table:number-rows-spanned="1">
            <text:p>18.06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643" calcext:value-type="float">
            <text:p>0101801643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DIRECTORIO ACTIVO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6-16/7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7-13" calcext:value-type="date" table:number-columns-spanned="3" table:number-rows-spanned="1">
            <text:p>13.07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2480" calcext:value-type="float">
            <text:p>0101702480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DIRECTORIO ACTIVO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6-16/7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7-17" calcext:value-type="date" table:number-columns-spanned="3" table:number-rows-spanned="1">
            <text:p>17.07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014" calcext:value-type="float">
            <text:p>0101802014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DIRECTORIO ACTIVO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7-16/8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8-31" calcext:value-type="date" table:number-columns-spanned="3" table:number-rows-spanned="1">
            <text:p>31.08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064" calcext:value-type="float">
            <text:p>0101703064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DIRECTORIO ACTIVO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7-16/8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8-31" calcext:value-type="date" table:number-columns-spanned="3" table:number-rows-spanned="1">
            <text:p>31.08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401" calcext:value-type="float">
            <text:p>0101802401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DIRECTORIO ACTIVO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8-16/9/17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9-20" calcext:value-type="date" table:number-columns-spanned="3" table:number-rows-spanned="1">
            <text:p>20.09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254" calcext:value-type="float">
            <text:p>0101703254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DIRECTORIO ACTIVO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8-16/9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9-18" calcext:value-type="date" table:number-columns-spanned="3" table:number-rows-spanned="1">
            <text:p>18.09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532" calcext:value-type="float">
            <text:p>0101802532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DIRECTORIO ACTIVO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9-16/10/17 Mto.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0-16" calcext:value-type="date" table:number-columns-spanned="3" table:number-rows-spanned="1">
            <text:p>16.10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624" calcext:value-type="float">
            <text:p>0101703624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DIRECTORIO ACTIVO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9-16/10/18 Mto. 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0-29" calcext:value-type="date" table:number-columns-spanned="3" table:number-rows-spanned="1">
            <text:p>29.10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076" calcext:value-type="float">
            <text:p>0101803076</text:p>
          </table:table-cell>
          <table:table-cell table:style-name="ce14" office:value-type="float" office:value="2918.21" calcext:value-type="float">
            <text:p>2.918,21</text:p>
          </table:table-cell>
          <table:table-cell table:style-name="ce17" office:value-type="float" office:value="2411.74" calcext:value-type="float">
            <text:p>2.411,74</text:p>
          </table:table-cell>
          <table:table-cell table:style-name="ce15" office:value-type="float" office:value="506.47" calcext:value-type="float">
            <text:p>506,4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0-16/11/17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1-21" calcext:value-type="date" table:number-columns-spanned="3" table:number-rows-spanned="1">
            <text:p>21.11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134" calcext:value-type="float">
            <text:p>0101704134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0-16/11/18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1-27" calcext:value-type="date" table:number-columns-spanned="3" table:number-rows-spanned="1">
            <text:p>27.1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416" calcext:value-type="float">
            <text:p>0101803416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1-16/12/17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2-18" calcext:value-type="date" table:number-columns-spanned="3" table:number-rows-spanned="1">
            <text:p>18.12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549" calcext:value-type="float">
            <text:p>0101704549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1-16/12/18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2-18" calcext:value-type="date" table:number-columns-spanned="3" table:number-rows-spanned="1">
            <text:p>18.1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724" calcext:value-type="float">
            <text:p>0101803724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-16/2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2-22" calcext:value-type="date" table:number-columns-spanned="3" table:number-rows-spanned="1">
            <text:p>22.0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403" calcext:value-type="float">
            <text:p>0101800403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-16/2/19 Mto. 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2-21" calcext:value-type="date" table:number-columns-spanned="3" table:number-rows-spanned="1">
            <text:p>21.02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395" calcext:value-type="float">
            <text:p>0101900395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2-16/01/19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1-21" calcext:value-type="date" table:number-columns-spanned="3" table:number-rows-spanned="1">
            <text:p>21.01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068" calcext:value-type="float">
            <text:p>0101900068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2-16/1/18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1-31" calcext:value-type="date" table:number-columns-spanned="3" table:number-rows-spanned="1">
            <text:p>31.0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223" calcext:value-type="float">
            <text:p>0101800223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2-16/3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3-19" calcext:value-type="date" table:number-columns-spanned="3" table:number-rows-spanned="1">
            <text:p>19.03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677" calcext:value-type="float">
            <text:p>0101800677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2-16/3/19 Mto. 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4-10" calcext:value-type="date" table:number-columns-spanned="3" table:number-rows-spanned="1">
            <text:p>10.04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017" calcext:value-type="float">
            <text:p>0101901017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3-16/4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1" calcext:value-type="float">
            <text:p>0101701621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3-16/4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4-19" calcext:value-type="date" table:number-columns-spanned="3" table:number-rows-spanned="1">
            <text:p>19.04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017" calcext:value-type="float">
            <text:p>0101801017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4-16/5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2" calcext:value-type="float">
            <text:p>0101701622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4-16/5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5-16" calcext:value-type="date" table:number-columns-spanned="3" table:number-rows-spanned="1">
            <text:p>16.05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316" calcext:value-type="float">
            <text:p>0101801316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5-16/6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6-20" calcext:value-type="date" table:number-columns-spanned="3" table:number-rows-spanned="1">
            <text:p>20.06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965" calcext:value-type="float">
            <text:p>0101701965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5-16/6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6-18" calcext:value-type="date" table:number-columns-spanned="3" table:number-rows-spanned="1">
            <text:p>18.06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643" calcext:value-type="float">
            <text:p>0101801643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6-16/7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7-13" calcext:value-type="date" table:number-columns-spanned="3" table:number-rows-spanned="1">
            <text:p>13.07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2480" calcext:value-type="float">
            <text:p>0101702480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6-16/7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7-17" calcext:value-type="date" table:number-columns-spanned="3" table:number-rows-spanned="1">
            <text:p>17.07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014" calcext:value-type="float">
            <text:p>0101802014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7-16/8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8-31" calcext:value-type="date" table:number-columns-spanned="3" table:number-rows-spanned="1">
            <text:p>31.08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064" calcext:value-type="float">
            <text:p>0101703064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7-16/8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8-31" calcext:value-type="date" table:number-columns-spanned="3" table:number-rows-spanned="1">
            <text:p>31.08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401" calcext:value-type="float">
            <text:p>0101802401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8-16/9/17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9-20" calcext:value-type="date" table:number-columns-spanned="3" table:number-rows-spanned="1">
            <text:p>20.09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254" calcext:value-type="float">
            <text:p>0101703254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8-16/9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9-18" calcext:value-type="date" table:number-columns-spanned="3" table:number-rows-spanned="1">
            <text:p>18.09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532" calcext:value-type="float">
            <text:p>0101802532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9-16/10/17 Mto.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0-16" calcext:value-type="date" table:number-columns-spanned="3" table:number-rows-spanned="1">
            <text:p>16.10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624" calcext:value-type="float">
            <text:p>0101703624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AL GESTION REMOTA SCCM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9-16/10/18 Mto. 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0-29" calcext:value-type="date" table:number-columns-spanned="3" table:number-rows-spanned="1">
            <text:p>29.10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076" calcext:value-type="float">
            <text:p>0101803076</text:p>
          </table:table-cell>
          <table:table-cell table:style-name="ce14" office:value-type="float" office:value="4008.69" calcext:value-type="float">
            <text:p>4.008,69</text:p>
          </table:table-cell>
          <table:table-cell table:style-name="ce17" office:value-type="float" office:value="3312.97" calcext:value-type="float">
            <text:p>3.312,97</text:p>
          </table:table-cell>
          <table:table-cell table:style-name="ce15" office:value-type="float" office:value="695.72" calcext:value-type="float">
            <text:p>695,7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0-16/11/17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1-21" calcext:value-type="date" table:number-columns-spanned="3" table:number-rows-spanned="1">
            <text:p>21.11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134" calcext:value-type="float">
            <text:p>0101704134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0-16/11/18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1-27" calcext:value-type="date" table:number-columns-spanned="3" table:number-rows-spanned="1">
            <text:p>27.1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416" calcext:value-type="float">
            <text:p>0101803416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1-16/12/17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2-18" calcext:value-type="date" table:number-columns-spanned="3" table:number-rows-spanned="1">
            <text:p>18.12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549" calcext:value-type="float">
            <text:p>0101704549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1-16/12/18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2-18" calcext:value-type="date" table:number-columns-spanned="3" table:number-rows-spanned="1">
            <text:p>18.1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724" calcext:value-type="float">
            <text:p>0101803724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-16/2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2-22" calcext:value-type="date" table:number-columns-spanned="3" table:number-rows-spanned="1">
            <text:p>22.0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403" calcext:value-type="float">
            <text:p>0101800403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-16/2/19 Mto. 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2-21" calcext:value-type="date" table:number-columns-spanned="3" table:number-rows-spanned="1">
            <text:p>21.02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395" calcext:value-type="float">
            <text:p>0101900395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2-16/01/19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1-21" calcext:value-type="date" table:number-columns-spanned="3" table:number-rows-spanned="1">
            <text:p>21.01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068" calcext:value-type="float">
            <text:p>0101900068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2-16/1/18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1-31" calcext:value-type="date" table:number-columns-spanned="3" table:number-rows-spanned="1">
            <text:p>31.0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223" calcext:value-type="float">
            <text:p>0101800223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2-16/3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3-19" calcext:value-type="date" table:number-columns-spanned="3" table:number-rows-spanned="1">
            <text:p>19.03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677" calcext:value-type="float">
            <text:p>0101800677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2-16/3/19 Mto. 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4-10" calcext:value-type="date" table:number-columns-spanned="3" table:number-rows-spanned="1">
            <text:p>10.04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017" calcext:value-type="float">
            <text:p>0101901017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3-16/4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1" calcext:value-type="float">
            <text:p>0101701621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3-16/4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4-19" calcext:value-type="date" table:number-columns-spanned="3" table:number-rows-spanned="1">
            <text:p>19.04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017" calcext:value-type="float">
            <text:p>0101801017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4-16/5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2" calcext:value-type="float">
            <text:p>0101701622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4-16/5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5-16" calcext:value-type="date" table:number-columns-spanned="3" table:number-rows-spanned="1">
            <text:p>16.05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316" calcext:value-type="float">
            <text:p>0101801316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5-16/6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6-20" calcext:value-type="date" table:number-columns-spanned="3" table:number-rows-spanned="1">
            <text:p>20.06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965" calcext:value-type="float">
            <text:p>0101701965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5-16/6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6-18" calcext:value-type="date" table:number-columns-spanned="3" table:number-rows-spanned="1">
            <text:p>18.06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643" calcext:value-type="float">
            <text:p>0101801643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6-16/7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7-13" calcext:value-type="date" table:number-columns-spanned="3" table:number-rows-spanned="1">
            <text:p>13.07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2480" calcext:value-type="float">
            <text:p>0101702480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6-16/7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7-17" calcext:value-type="date" table:number-columns-spanned="3" table:number-rows-spanned="1">
            <text:p>17.07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014" calcext:value-type="float">
            <text:p>0101802014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7-16/8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8-31" calcext:value-type="date" table:number-columns-spanned="3" table:number-rows-spanned="1">
            <text:p>31.08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064" calcext:value-type="float">
            <text:p>0101703064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7-16/8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8-31" calcext:value-type="date" table:number-columns-spanned="3" table:number-rows-spanned="1">
            <text:p>31.08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401" calcext:value-type="float">
            <text:p>0101802401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8-16/9/17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9-20" calcext:value-type="date" table:number-columns-spanned="3" table:number-rows-spanned="1">
            <text:p>20.09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254" calcext:value-type="float">
            <text:p>0101703254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8-16/9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9-18" calcext:value-type="date" table:number-columns-spanned="3" table:number-rows-spanned="1">
            <text:p>18.09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532" calcext:value-type="float">
            <text:p>0101802532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9-16/10/17 Mto.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0-16" calcext:value-type="date" table:number-columns-spanned="3" table:number-rows-spanned="1">
            <text:p>16.10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624" calcext:value-type="float">
            <text:p>0101703624</text:p>
          </table:table-cell>
          <table:table-cell table:style-name="ce14" office:value-type="float" office:value="27902.12" calcext:value-type="float">
            <text:p>27.902,12</text:p>
          </table:table-cell>
          <table:table-cell table:style-name="ce17" office:value-type="float" office:value="23059.6" calcext:value-type="float">
            <text:p>23.059,60</text:p>
          </table:table-cell>
          <table:table-cell table:style-name="ce14" office:value-type="float" office:value="4842.52" calcext:value-type="float">
            <text:p>4.842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maq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9-16/10/18 Mto. 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0-29" calcext:value-type="date" table:number-columns-spanned="3" table:number-rows-spanned="1">
            <text:p>29.10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076" calcext:value-type="float">
            <text:p>0101803076</text:p>
          </table:table-cell>
          <table:table-cell table:style-name="ce14" office:value-type="float" office:value="41853.17" calcext:value-type="float">
            <text:p>41.853,17</text:p>
          </table:table-cell>
          <table:table-cell table:style-name="ce17" office:value-type="float" office:value="34589.4" calcext:value-type="float">
            <text:p>34.589,40</text:p>
          </table:table-cell>
          <table:table-cell table:style-name="ce14" office:value-type="float" office:value="7263.77" calcext:value-type="float">
            <text:p>7.263,7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0-16/11/17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1-21" calcext:value-type="date" table:number-columns-spanned="3" table:number-rows-spanned="1">
            <text:p>21.11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134" calcext:value-type="float">
            <text:p>0101704134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0-16/11/18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1-27" calcext:value-type="date" table:number-columns-spanned="3" table:number-rows-spanned="1">
            <text:p>27.1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416" calcext:value-type="float">
            <text:p>0101803416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1-16/12/17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2-18" calcext:value-type="date" table:number-columns-spanned="3" table:number-rows-spanned="1">
            <text:p>18.12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549" calcext:value-type="float">
            <text:p>0101704549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1-16/12/18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2-18" calcext:value-type="date" table:number-columns-spanned="3" table:number-rows-spanned="1">
            <text:p>18.1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724" calcext:value-type="float">
            <text:p>0101803724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-16/2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2-22" calcext:value-type="date" table:number-columns-spanned="3" table:number-rows-spanned="1">
            <text:p>22.0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403" calcext:value-type="float">
            <text:p>0101800403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-16/2/19 Mto. 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2-21" calcext:value-type="date" table:number-columns-spanned="3" table:number-rows-spanned="1">
            <text:p>21.02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395" calcext:value-type="float">
            <text:p>0101900395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2-16/01/19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1-21" calcext:value-type="date" table:number-columns-spanned="3" table:number-rows-spanned="1">
            <text:p>21.01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068" calcext:value-type="float">
            <text:p>0101900068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2-16/1/18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1-31" calcext:value-type="date" table:number-columns-spanned="3" table:number-rows-spanned="1">
            <text:p>31.0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223" calcext:value-type="float">
            <text:p>0101800223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2-16/3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3-19" calcext:value-type="date" table:number-columns-spanned="3" table:number-rows-spanned="1">
            <text:p>19.03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677" calcext:value-type="float">
            <text:p>0101800677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2-16/3/19 Mto. 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4-10" calcext:value-type="date" table:number-columns-spanned="3" table:number-rows-spanned="1">
            <text:p>10.04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017" calcext:value-type="float">
            <text:p>0101901017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3-16/4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1" calcext:value-type="float">
            <text:p>0101701621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3-16/4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4-19" calcext:value-type="date" table:number-columns-spanned="3" table:number-rows-spanned="1">
            <text:p>19.04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017" calcext:value-type="float">
            <text:p>0101801017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4-16/5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2" calcext:value-type="float">
            <text:p>0101701622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4-16/5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5-16" calcext:value-type="date" table:number-columns-spanned="3" table:number-rows-spanned="1">
            <text:p>16.05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316" calcext:value-type="float">
            <text:p>0101801316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5-16/6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6-20" calcext:value-type="date" table:number-columns-spanned="3" table:number-rows-spanned="1">
            <text:p>20.06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965" calcext:value-type="float">
            <text:p>0101701965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5-16/6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6-18" calcext:value-type="date" table:number-columns-spanned="3" table:number-rows-spanned="1">
            <text:p>18.06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643" calcext:value-type="float">
            <text:p>0101801643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6-16/7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7-13" calcext:value-type="date" table:number-columns-spanned="3" table:number-rows-spanned="1">
            <text:p>13.07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2480" calcext:value-type="float">
            <text:p>0101702480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6-16/7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7-17" calcext:value-type="date" table:number-columns-spanned="3" table:number-rows-spanned="1">
            <text:p>17.07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014" calcext:value-type="float">
            <text:p>0101802014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7-16/8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8-31" calcext:value-type="date" table:number-columns-spanned="3" table:number-rows-spanned="1">
            <text:p>31.08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064" calcext:value-type="float">
            <text:p>0101703064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7-16/8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8-31" calcext:value-type="date" table:number-columns-spanned="3" table:number-rows-spanned="1">
            <text:p>31.08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401" calcext:value-type="float">
            <text:p>0101802401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8-16/9/17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9-20" calcext:value-type="date" table:number-columns-spanned="3" table:number-rows-spanned="1">
            <text:p>20.09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254" calcext:value-type="float">
            <text:p>0101703254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8-16/9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9-18" calcext:value-type="date" table:number-columns-spanned="3" table:number-rows-spanned="1">
            <text:p>18.09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532" calcext:value-type="float">
            <text:p>0101802532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9-16/10/17 Mto.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0-16" calcext:value-type="date" table:number-columns-spanned="3" table:number-rows-spanned="1">
            <text:p>16.10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624" calcext:value-type="float">
            <text:p>0101703624</text:p>
          </table:table-cell>
          <table:table-cell table:style-name="ce14" office:value-type="float" office:value="14807.92" calcext:value-type="float">
            <text:p>14.807,92</text:p>
          </table:table-cell>
          <table:table-cell table:style-name="ce17" office:value-type="float" office:value="12237.95" calcext:value-type="float">
            <text:p>12.237,95</text:p>
          </table:table-cell>
          <table:table-cell table:style-name="ce14" office:value-type="float" office:value="2569.97" calcext:value-type="float">
            <text:p>2.569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GENERALES 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9-16/10/18 Mto. 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0-29" calcext:value-type="date" table:number-columns-spanned="3" table:number-rows-spanned="1">
            <text:p>29.10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076" calcext:value-type="float">
            <text:p>0101803076</text:p>
          </table:table-cell>
          <table:table-cell table:style-name="ce14" office:value-type="float" office:value="24679.86" calcext:value-type="float">
            <text:p>24.679,86</text:p>
          </table:table-cell>
          <table:table-cell table:style-name="ce17" office:value-type="float" office:value="20396.58" calcext:value-type="float">
            <text:p>20.396,58</text:p>
          </table:table-cell>
          <table:table-cell table:style-name="ce14" office:value-type="float" office:value="4283.28" calcext:value-type="float">
            <text:p>4.283,2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0-16/11/17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1-21" calcext:value-type="date" table:number-columns-spanned="3" table:number-rows-spanned="1">
            <text:p>21.11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134" calcext:value-type="float">
            <text:p>0101704134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0-16/11/18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1-27" calcext:value-type="date" table:number-columns-spanned="3" table:number-rows-spanned="1">
            <text:p>27.1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416" calcext:value-type="float">
            <text:p>0101803416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1-16/12/17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2-18" calcext:value-type="date" table:number-columns-spanned="3" table:number-rows-spanned="1">
            <text:p>18.12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549" calcext:value-type="float">
            <text:p>0101704549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1-16/12/18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2-18" calcext:value-type="date" table:number-columns-spanned="3" table:number-rows-spanned="1">
            <text:p>18.1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724" calcext:value-type="float">
            <text:p>0101803724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-16/2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2-22" calcext:value-type="date" table:number-columns-spanned="3" table:number-rows-spanned="1">
            <text:p>22.02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403" calcext:value-type="float">
            <text:p>0101800403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-16/2/19 Mto. 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2-21" calcext:value-type="date" table:number-columns-spanned="3" table:number-rows-spanned="1">
            <text:p>21.02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395" calcext:value-type="float">
            <text:p>0101900395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2-16/01/19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1-21" calcext:value-type="date" table:number-columns-spanned="3" table:number-rows-spanned="1">
            <text:p>21.01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068" calcext:value-type="float">
            <text:p>0101900068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2-16/1/18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1-31" calcext:value-type="date" table:number-columns-spanned="3" table:number-rows-spanned="1">
            <text:p>31.0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223" calcext:value-type="float">
            <text:p>0101800223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2-16/3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3-19" calcext:value-type="date" table:number-columns-spanned="3" table:number-rows-spanned="1">
            <text:p>19.03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677" calcext:value-type="float">
            <text:p>0101800677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2-16/3/19 Mto. 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4-10" calcext:value-type="date" table:number-columns-spanned="3" table:number-rows-spanned="1">
            <text:p>10.04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017" calcext:value-type="float">
            <text:p>0101901017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3-16/4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1" calcext:value-type="float">
            <text:p>0101701621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3-16/4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4-19" calcext:value-type="date" table:number-columns-spanned="3" table:number-rows-spanned="1">
            <text:p>19.04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017" calcext:value-type="float">
            <text:p>0101801017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4-16/5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5-22" calcext:value-type="date" table:number-columns-spanned="3" table:number-rows-spanned="1">
            <text:p>22.05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2" calcext:value-type="float">
            <text:p>0101701622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4-16/5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5-16" calcext:value-type="date" table:number-columns-spanned="3" table:number-rows-spanned="1">
            <text:p>16.05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316" calcext:value-type="float">
            <text:p>0101801316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5-16/6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6-20" calcext:value-type="date" table:number-columns-spanned="3" table:number-rows-spanned="1">
            <text:p>20.06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965" calcext:value-type="float">
            <text:p>0101701965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5-16/6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6-18" calcext:value-type="date" table:number-columns-spanned="3" table:number-rows-spanned="1">
            <text:p>18.06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643" calcext:value-type="float">
            <text:p>0101801643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6-16/7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7-13" calcext:value-type="date" table:number-columns-spanned="3" table:number-rows-spanned="1">
            <text:p>13.07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2480" calcext:value-type="float">
            <text:p>0101702480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6-16/7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7-17" calcext:value-type="date" table:number-columns-spanned="3" table:number-rows-spanned="1">
            <text:p>17.07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014" calcext:value-type="float">
            <text:p>0101802014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7-16/8/17Mto.Microsoft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8-31" calcext:value-type="date" table:number-columns-spanned="3" table:number-rows-spanned="1">
            <text:p>31.08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064" calcext:value-type="float">
            <text:p>0101703064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7-16/8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8-31" calcext:value-type="date" table:number-columns-spanned="3" table:number-rows-spanned="1">
            <text:p>31.08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401" calcext:value-type="float">
            <text:p>0101802401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8-16/9/17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09-20" calcext:value-type="date" table:number-columns-spanned="3" table:number-rows-spanned="1">
            <text:p>20.09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254" calcext:value-type="float">
            <text:p>0101703254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8-16/9/18 Mto.Microsof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09-18" calcext:value-type="date" table:number-columns-spanned="3" table:number-rows-spanned="1">
            <text:p>18.09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532" calcext:value-type="float">
            <text:p>0101802532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9-16/10/17 Mto.Micros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0-16" calcext:value-type="date" table:number-columns-spanned="3" table:number-rows-spanned="1">
            <text:p>16.10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624" calcext:value-type="float">
            <text:p>0101703624</text:p>
          </table:table-cell>
          <table:table-cell table:style-name="ce14" office:value-type="float" office:value="115631.9" calcext:value-type="float">
            <text:p>115.631,90</text:p>
          </table:table-cell>
          <table:table-cell table:style-name="ce17" office:value-type="float" office:value="95563.55" calcext:value-type="float">
            <text:p>95.563,55</text:p>
          </table:table-cell>
          <table:table-cell table:style-name="ce14" office:value-type="float" office:value="20068.35" calcext:value-type="float">
            <text:p>20.068,3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CORECAL OFF365 P E3 p/usr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9-16/10/18 Mto. 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0-29" calcext:value-type="date" table:number-columns-spanned="3" table:number-rows-spanned="1">
            <text:p>29.10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076" calcext:value-type="float">
            <text:p>0101803076</text:p>
          </table:table-cell>
          <table:table-cell table:style-name="ce14" office:value-type="float" office:value="104068.7" calcext:value-type="float">
            <text:p>104.068,70</text:p>
          </table:table-cell>
          <table:table-cell table:style-name="ce17" office:value-type="float" office:value="86007.19" calcext:value-type="float">
            <text:p>86.007,19</text:p>
          </table:table-cell>
          <table:table-cell table:style-name="ce14" office:value-type="float" office:value="18061.51" calcext:value-type="float">
            <text:p>18.061,51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O365 PROPLUS ONEDRIVE p/u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0-16/11/17 Mto.Micros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7-11-21" calcext:value-type="date" table:number-columns-spanned="3" table:number-rows-spanned="1">
            <text:p>21.11.2017</text:p>
          </table:table-cell>
          <table:covered-table-cell table:number-columns-repeated="2" table:style-name="ce8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134" calcext:value-type="float">
            <text:p>0101704134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3" table:number-rows-spanned="1">
            <text:p><text:span text:style-name="T2">SUSCRIP LIC MS O365 PROPLUS ONEDRIVE p/u</text:span>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<text:span text:style-name="T2">17/10-16/11/18 Mto. Micro</text:span></text:p>
          </table:table-cell>
          <table:covered-table-cell table:number-columns-repeated="2" table:style-name="ce3"/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8-11-27" calcext:value-type="date" table:number-columns-spanned="3" table:number-rows-spanned="1">
            <text:p>27.11.2018</text:p>
          </table:table-cell>
          <table:covered-table-cell table:number-columns-repeated="2" table:style-name="ce8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416" calcext:value-type="float">
            <text:p>0101803416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1-16/12/17 Mto.Micros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12-18" calcext:value-type="date" table:number-columns-spanned="2" table:number-rows-spanned="1">
            <text:p>18.12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549" calcext:value-type="float">
            <text:p>0101704549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1-16/12/18 Mto. Micr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12-18" calcext:value-type="date" table:number-columns-spanned="2" table:number-rows-spanned="1">
            <text:p>18.12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724" calcext:value-type="float">
            <text:p>0101803724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-16/2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2-22" calcext:value-type="date" table:number-columns-spanned="2" table:number-rows-spanned="1">
            <text:p>22.02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403" calcext:value-type="float">
            <text:p>0101800403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-16/2/19 Mto. 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2-21" calcext:value-type="date" table:number-columns-spanned="2" table:number-rows-spanned="1">
            <text:p>21.02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395" calcext:value-type="float">
            <text:p>0101900395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2-16/01/19 Mto. Micr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1-21" calcext:value-type="date" table:number-columns-spanned="2" table:number-rows-spanned="1">
            <text:p>21.01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068" calcext:value-type="float">
            <text:p>0101900068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2-16/1/18 Mto.Micros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1-31" calcext:value-type="date" table:number-columns-spanned="2" table:number-rows-spanned="1">
            <text:p>31.01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223" calcext:value-type="float">
            <text:p>0101800223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2-16/3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3-19" calcext:value-type="date" table:number-columns-spanned="2" table:number-rows-spanned="1">
            <text:p>19.03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677" calcext:value-type="float">
            <text:p>0101800677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2-16/3/19 Mto. 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4-10" calcext:value-type="date" table:number-columns-spanned="2" table:number-rows-spanned="1">
            <text:p>10.04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017" calcext:value-type="float">
            <text:p>0101901017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3-16/4/17Mto.Microsoft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5-22" calcext:value-type="date" table:number-columns-spanned="2" table:number-rows-spanned="1">
            <text:p>22.05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1" calcext:value-type="float">
            <text:p>0101701621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3-16/4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4-19" calcext:value-type="date" table:number-columns-spanned="2" table:number-rows-spanned="1">
            <text:p>19.04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017" calcext:value-type="float">
            <text:p>0101801017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4-16/5/17Mto.Microsoft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5-22" calcext:value-type="date" table:number-columns-spanned="2" table:number-rows-spanned="1">
            <text:p>22.05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2" calcext:value-type="float">
            <text:p>0101701622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4-16/5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5-16" calcext:value-type="date" table:number-columns-spanned="2" table:number-rows-spanned="1">
            <text:p>16.05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316" calcext:value-type="float">
            <text:p>0101801316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5-16/6/17Mto.Microsoft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6-20" calcext:value-type="date" table:number-columns-spanned="2" table:number-rows-spanned="1">
            <text:p>20.06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965" calcext:value-type="float">
            <text:p>0101701965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5-16/6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6-18" calcext:value-type="date" table:number-columns-spanned="2" table:number-rows-spanned="1">
            <text:p>18.06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643" calcext:value-type="float">
            <text:p>0101801643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6-16/7/17Mto.Microsoft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7-13" calcext:value-type="date" table:number-columns-spanned="2" table:number-rows-spanned="1">
            <text:p>13.07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2480" calcext:value-type="float">
            <text:p>0101702480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6-16/7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7-17" calcext:value-type="date" table:number-columns-spanned="2" table:number-rows-spanned="1">
            <text:p>17.07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014" calcext:value-type="float">
            <text:p>0101802014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7-16/8/17Mto.Microsoft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8-31" calcext:value-type="date" table:number-columns-spanned="2" table:number-rows-spanned="1">
            <text:p>31.08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064" calcext:value-type="float">
            <text:p>0101703064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7-16/8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8-31" calcext:value-type="date" table:number-columns-spanned="2" table:number-rows-spanned="1">
            <text:p>31.08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401" calcext:value-type="float">
            <text:p>0101802401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8-16/9/17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9-20" calcext:value-type="date" table:number-columns-spanned="2" table:number-rows-spanned="1">
            <text:p>20.09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254" calcext:value-type="float">
            <text:p>0101703254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8-16/9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9-18" calcext:value-type="date" table:number-columns-spanned="2" table:number-rows-spanned="1">
            <text:p>18.09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532" calcext:value-type="float">
            <text:p>0101802532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9-16/10/17 Mto.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10-16" calcext:value-type="date" table:number-columns-spanned="2" table:number-rows-spanned="1">
            <text:p>16.10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624" calcext:value-type="float">
            <text:p>0101703624</text:p>
          </table:table-cell>
          <table:table-cell table:style-name="ce14" office:value-type="float" office:value="207639.12" calcext:value-type="float">
            <text:p>207.639,12</text:p>
          </table:table-cell>
          <table:table-cell table:style-name="ce17" office:value-type="float" office:value="171602.58" calcext:value-type="float">
            <text:p>171.602,58</text:p>
          </table:table-cell>
          <table:table-cell table:style-name="ce14" office:value-type="float" office:value="36036.54" calcext:value-type="float">
            <text:p>36.036,5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365 PROPLUS ONEDRIVE p/u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9-16/10/18 Mto. micros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10-29" calcext:value-type="date" table:number-columns-spanned="2" table:number-rows-spanned="1">
            <text:p>29.10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076" calcext:value-type="float">
            <text:p>0101803076</text:p>
          </table:table-cell>
          <table:table-cell table:style-name="ce14" office:value-type="float" office:value="200223.44" calcext:value-type="float">
            <text:p>200.223,44</text:p>
          </table:table-cell>
          <table:table-cell table:style-name="ce17" office:value-type="float" office:value="165473.92" calcext:value-type="float">
            <text:p>165.473,92</text:p>
          </table:table-cell>
          <table:table-cell table:style-name="ce14" office:value-type="float" office:value="34749.52" calcext:value-type="float">
            <text:p>34.749,5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0-16/11/17 Mto.Micros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11-21" calcext:value-type="date" table:number-columns-spanned="2" table:number-rows-spanned="1">
            <text:p>21.11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134" calcext:value-type="float">
            <text:p>0101704134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0-16/11/18 Mto. Micr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11-27" calcext:value-type="date" table:number-columns-spanned="2" table:number-rows-spanned="1">
            <text:p>27.11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416" calcext:value-type="float">
            <text:p>0101803416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1-16/12/17 Mto.Micros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12-18" calcext:value-type="date" table:number-columns-spanned="2" table:number-rows-spanned="1">
            <text:p>18.12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4549" calcext:value-type="float">
            <text:p>0101704549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1-16/12/18 Mto. Micr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12-18" calcext:value-type="date" table:number-columns-spanned="2" table:number-rows-spanned="1">
            <text:p>18.12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724" calcext:value-type="float">
            <text:p>0101803724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-16/2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2-22" calcext:value-type="date" table:number-columns-spanned="2" table:number-rows-spanned="1">
            <text:p>22.02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403" calcext:value-type="float">
            <text:p>0101800403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-16/2/19 Mto. 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2-21" calcext:value-type="date" table:number-columns-spanned="2" table:number-rows-spanned="1">
            <text:p>21.02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395" calcext:value-type="float">
            <text:p>0101900395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2-16/01/19 Mto. Micr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1-21" calcext:value-type="date" table:number-columns-spanned="2" table:number-rows-spanned="1">
            <text:p>21.01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0068" calcext:value-type="float">
            <text:p>0101900068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12-16/1/18 Mto.Micros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1-31" calcext:value-type="date" table:number-columns-spanned="2" table:number-rows-spanned="1">
            <text:p>31.01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223" calcext:value-type="float">
            <text:p>0101800223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2-16/3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3-19" calcext:value-type="date" table:number-columns-spanned="2" table:number-rows-spanned="1">
            <text:p>19.03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0677" calcext:value-type="float">
            <text:p>0101800677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2-16/3/19 Mto. 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4-10" calcext:value-type="date" table:number-columns-spanned="2" table:number-rows-spanned="1">
            <text:p>10.04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017" calcext:value-type="float">
            <text:p>0101901017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3-16/4/17Mto.Microsoft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5-22" calcext:value-type="date" table:number-columns-spanned="2" table:number-rows-spanned="1">
            <text:p>22.05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1" calcext:value-type="float">
            <text:p>0101701621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3-16/4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4-19" calcext:value-type="date" table:number-columns-spanned="2" table:number-rows-spanned="1">
            <text:p>19.04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017" calcext:value-type="float">
            <text:p>0101801017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4-16/5/17Mto.Microsoft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5-22" calcext:value-type="date" table:number-columns-spanned="2" table:number-rows-spanned="1">
            <text:p>22.05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622" calcext:value-type="float">
            <text:p>0101701622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4-16/5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5-16" calcext:value-type="date" table:number-columns-spanned="2" table:number-rows-spanned="1">
            <text:p>16.05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316" calcext:value-type="float">
            <text:p>0101801316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5-16/6/17Mto.Microsoft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6-20" calcext:value-type="date" table:number-columns-spanned="2" table:number-rows-spanned="1">
            <text:p>20.06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1965" calcext:value-type="float">
            <text:p>0101701965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5-16/6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6-18" calcext:value-type="date" table:number-columns-spanned="2" table:number-rows-spanned="1">
            <text:p>18.06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1643" calcext:value-type="float">
            <text:p>0101801643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6-16/7/17Mto.Microsoft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7-13" calcext:value-type="date" table:number-columns-spanned="2" table:number-rows-spanned="1">
            <text:p>13.07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2480" calcext:value-type="float">
            <text:p>0101702480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6-16/7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7-17" calcext:value-type="date" table:number-columns-spanned="2" table:number-rows-spanned="1">
            <text:p>17.07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014" calcext:value-type="float">
            <text:p>0101802014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7-16/8/17Mto.Microsoft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8-31" calcext:value-type="date" table:number-columns-spanned="2" table:number-rows-spanned="1">
            <text:p>31.08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064" calcext:value-type="float">
            <text:p>0101703064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7-16/8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8-31" calcext:value-type="date" table:number-columns-spanned="2" table:number-rows-spanned="1">
            <text:p>31.08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401" calcext:value-type="float">
            <text:p>0101802401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8-16/9/17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09-20" calcext:value-type="date" table:number-columns-spanned="2" table:number-rows-spanned="1">
            <text:p>20.09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254" calcext:value-type="float">
            <text:p>0101703254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8-16/9/18 Mto.Microsof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09-18" calcext:value-type="date" table:number-columns-spanned="2" table:number-rows-spanned="1">
            <text:p>18.09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2532" calcext:value-type="float">
            <text:p>0101802532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9-16/10/17 Mto.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7-10-16" calcext:value-type="date" table:number-columns-spanned="2" table:number-rows-spanned="1">
            <text:p>16.10.2017</text:p>
          </table:table-cell>
          <table:covered-table-cell table:style-name="ce9"/>
          <table:table-cell table:style-name="ce12" office:value-type="float" office:value="2017" calcext:value-type="float">
            <text:p>2017</text:p>
          </table:table-cell>
          <table:table-cell table:style-name="ce13" office:value-type="float" office:value="101703624" calcext:value-type="float">
            <text:p>0101703624</text:p>
          </table:table-cell>
          <table:table-cell table:style-name="ce14" office:value-type="float" office:value="3359.03" calcext:value-type="float">
            <text:p>3.359,03</text:p>
          </table:table-cell>
          <table:table-cell table:style-name="ce17" office:value-type="float" office:value="2776.06" calcext:value-type="float">
            <text:p>2.776,06</text:p>
          </table:table-cell>
          <table:table-cell table:style-name="ce15" office:value-type="float" office:value="582.97" calcext:value-type="float">
            <text:p>582,97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 LIC MS OFFICE 365 PERFILE3 p/usr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9-16/10/18 Mto. micros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8-10-29" calcext:value-type="date" table:number-columns-spanned="2" table:number-rows-spanned="1">
            <text:p>29.10.2018</text:p>
          </table:table-cell>
          <table:covered-table-cell table:style-name="ce9"/>
          <table:table-cell table:style-name="ce12" office:value-type="float" office:value="2018" calcext:value-type="float">
            <text:p>2018</text:p>
          </table:table-cell>
          <table:table-cell table:style-name="ce13" office:value-type="float" office:value="101803076" calcext:value-type="float">
            <text:p>0101803076</text:p>
          </table:table-cell>
          <table:table-cell table:style-name="ce14" office:value-type="float" office:value="5038.56" calcext:value-type="float">
            <text:p>5.038,56</text:p>
          </table:table-cell>
          <table:table-cell table:style-name="ce17" office:value-type="float" office:value="4164.1" calcext:value-type="float">
            <text:p>4.164,10</text:p>
          </table:table-cell>
          <table:table-cell table:style-name="ce15" office:value-type="float" office:value="874.46" calcext:value-type="float">
            <text:p>874,4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048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CION MICROSOFT ONE DRIVE ANUAL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Susc. Licencias One Drive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BT ESPAÑA - GLOBAL SERVICE</text:span></text:p>
          </table:table-cell>
          <table:covered-table-cell table:number-columns-repeated="2" table:style-name="ce6"/>
          <table:table-cell table:style-name="ce9" office:value-type="date" office:date-value="2016-05-23" calcext:value-type="date" table:number-columns-spanned="2" table:number-rows-spanned="1">
            <text:p>23.05.2016</text:p>
          </table:table-cell>
          <table:covered-table-cell table:style-name="ce9"/>
          <table:table-cell table:style-name="ce12" office:value-type="float" office:value="2016" calcext:value-type="float">
            <text:p>2016</text:p>
          </table:table-cell>
          <table:table-cell table:style-name="ce13" office:value-type="float" office:value="941600517" calcext:value-type="float">
            <text:p>0941600517</text:p>
          </table:table-cell>
          <table:table-cell table:style-name="ce14" office:value-type="float" office:value="19786.75" calcext:value-type="float">
            <text:p>19.786,75</text:p>
          </table:table-cell>
          <table:table-cell table:style-name="ce17" office:value-type="float" office:value="16352.69" calcext:value-type="float">
            <text:p>16.352,69</text:p>
          </table:table-cell>
          <table:table-cell table:style-name="ce14" office:value-type="float" office:value="3434.06" calcext:value-type="float">
            <text:p>3.434,0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CION MS CORECAL ALNG MVL DVCCAL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3-16/4/19 Mto. 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5-31" calcext:value-type="date" table:number-columns-spanned="2" table:number-rows-spanned="1">
            <text:p>31.05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77087.93" calcext:value-type="float">
            <text:p>77.087,93</text:p>
          </table:table-cell>
          <table:table-cell table:style-name="ce17" office:value-type="float" office:value="63709.03" calcext:value-type="float">
            <text:p>63.709,03</text:p>
          </table:table-cell>
          <table:table-cell table:style-name="ce14" office:value-type="float" office:value="13378.9" calcext:value-type="float">
            <text:p>13.378,9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CION MS CORECAL ALNG MVL DVCCAL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4-16/5/19 Mto. 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5-31" calcext:value-type="date" table:number-columns-spanned="2" table:number-rows-spanned="1">
            <text:p>31.05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77087.93" calcext:value-type="float">
            <text:p>77.087,93</text:p>
          </table:table-cell>
          <table:table-cell table:style-name="ce17" office:value-type="float" office:value="63709.03" calcext:value-type="float">
            <text:p>63.709,03</text:p>
          </table:table-cell>
          <table:table-cell table:style-name="ce14" office:value-type="float" office:value="13378.9" calcext:value-type="float">
            <text:p>13.378,9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CION MS CORECAL ALNG MVL DVCCAL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5-16/6/19 Mto. 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6-20" calcext:value-type="date" table:number-columns-spanned="2" table:number-rows-spanned="1">
            <text:p>20.06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77087.93" calcext:value-type="float">
            <text:p>77.087,93</text:p>
          </table:table-cell>
          <table:table-cell table:style-name="ce17" office:value-type="float" office:value="63709.03" calcext:value-type="float">
            <text:p>63.709,03</text:p>
          </table:table-cell>
          <table:table-cell table:style-name="ce14" office:value-type="float" office:value="13378.9" calcext:value-type="float">
            <text:p>13.378,9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CION MS CORECAL ALNG MVL USRCAL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3-16/4/19 Mto. 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5-31" calcext:value-type="date" table:number-columns-spanned="2" table:number-rows-spanned="1">
            <text:p>31.05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24680.77" calcext:value-type="float">
            <text:p>24.680,77</text:p>
          </table:table-cell>
          <table:table-cell table:style-name="ce17" office:value-type="float" office:value="20397.33" calcext:value-type="float">
            <text:p>20.397,33</text:p>
          </table:table-cell>
          <table:table-cell table:style-name="ce14" office:value-type="float" office:value="4283.44" calcext:value-type="float">
            <text:p>4.283,4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CION MS CORECAL ALNG MVL USRCAL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4-16/5/19 Mto. 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5-31" calcext:value-type="date" table:number-columns-spanned="2" table:number-rows-spanned="1">
            <text:p>31.05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24680.77" calcext:value-type="float">
            <text:p>24.680,77</text:p>
          </table:table-cell>
          <table:table-cell table:style-name="ce17" office:value-type="float" office:value="20397.33" calcext:value-type="float">
            <text:p>20.397,33</text:p>
          </table:table-cell>
          <table:table-cell table:style-name="ce14" office:value-type="float" office:value="4283.44" calcext:value-type="float">
            <text:p>4.283,4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CION MS CORECAL ALNG MVL USRCAL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5-16/6/19 Mto. 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6-20" calcext:value-type="date" table:number-columns-spanned="2" table:number-rows-spanned="1">
            <text:p>20.06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24680.77" calcext:value-type="float">
            <text:p>24.680,77</text:p>
          </table:table-cell>
          <table:table-cell table:style-name="ce17" office:value-type="float" office:value="20397.33" calcext:value-type="float">
            <text:p>20.397,33</text:p>
          </table:table-cell>
          <table:table-cell table:style-name="ce14" office:value-type="float" office:value="4283.44" calcext:value-type="float">
            <text:p>4.283,4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4" table:number-rows-spanned="1">
            <text:p><text:span text:style-name="T2">SUSCRIPCION MS EXCHGSTDCAL MVL DVCCAL</text:span></text:p>
          </table:table-cell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<text:span text:style-name="T2">17/3-16/4/19 Mto. Microso</text:span></text:p>
          </table:table-cell>
          <table:covered-table-cell table:style-name="ce3"/>
          <table:table-cell table:style-name="ce6" office:value-type="string" calcext:value-type="string" table:number-columns-spanned="3" table:number-rows-spanned="1">
            <text:p><text:span text:style-name="T2">SEIDOR, S.A.</text:span></text:p>
          </table:table-cell>
          <table:covered-table-cell table:number-columns-repeated="2" table:style-name="ce6"/>
          <table:table-cell table:style-name="ce9" office:value-type="date" office:date-value="2019-05-31" calcext:value-type="date" table:number-columns-spanned="2" table:number-rows-spanned="1">
            <text:p>31.05.2019</text:p>
          </table:table-cell>
          <table:covered-table-cell table:style-name="ce9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62627.83" calcext:value-type="float">
            <text:p>62.627,83</text:p>
          </table:table-cell>
          <table:table-cell table:style-name="ce17" office:value-type="float" office:value="51758.54" calcext:value-type="float">
            <text:p>51.758,54</text:p>
          </table:table-cell>
          <table:table-cell table:style-name="ce14" office:value-type="float" office:value="10869.29" calcext:value-type="float">
            <text:p>10.869,2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EXCHGSTDCAL MVL DVCCAL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4-16/5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62627.83" calcext:value-type="float">
            <text:p>62.627,83</text:p>
          </table:table-cell>
          <table:table-cell table:style-name="ce17" office:value-type="float" office:value="51758.54" calcext:value-type="float">
            <text:p>51.758,54</text:p>
          </table:table-cell>
          <table:table-cell table:style-name="ce14" office:value-type="float" office:value="10869.29" calcext:value-type="float">
            <text:p>10.869,2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EXCHGSTDCAL MVL DVCCAL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5-16/6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6-20" calcext:value-type="date" table:number-columns-spanned="3" table:number-rows-spanned="1">
            <text:p>20.06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62627.83" calcext:value-type="float">
            <text:p>62.627,83</text:p>
          </table:table-cell>
          <table:table-cell table:style-name="ce17" office:value-type="float" office:value="51758.54" calcext:value-type="float">
            <text:p>51.758,54</text:p>
          </table:table-cell>
          <table:table-cell table:style-name="ce14" office:value-type="float" office:value="10869.29" calcext:value-type="float">
            <text:p>10.869,2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 PERFIL per Use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3-16/4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8397.61" calcext:value-type="float">
            <text:p>8.397,61</text:p>
          </table:table-cell>
          <table:table-cell table:style-name="ce17" office:value-type="float" office:value="6940.17" calcext:value-type="float">
            <text:p>6.940,17</text:p>
          </table:table-cell>
          <table:table-cell table:style-name="ce14" office:value-type="float" office:value="1457.44" calcext:value-type="float">
            <text:p>1.457,4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 PERFIL per Use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3-16/4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8399.42" calcext:value-type="float">
            <text:p>8.399,42</text:p>
          </table:table-cell>
          <table:table-cell table:style-name="ce17" office:value-type="float" office:value="6941.67" calcext:value-type="float">
            <text:p>6.941,67</text:p>
          </table:table-cell>
          <table:table-cell table:style-name="ce14" office:value-type="float" office:value="1457.75" calcext:value-type="float">
            <text:p>1.457,7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 PERFIL per Use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4-16/5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8397.61" calcext:value-type="float">
            <text:p>8.397,61</text:p>
          </table:table-cell>
          <table:table-cell table:style-name="ce17" office:value-type="float" office:value="6940.17" calcext:value-type="float">
            <text:p>6.940,17</text:p>
          </table:table-cell>
          <table:table-cell table:style-name="ce14" office:value-type="float" office:value="1457.44" calcext:value-type="float">
            <text:p>1.457,4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 PERFIL per Use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4-16/5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8399.42" calcext:value-type="float">
            <text:p>8.399,42</text:p>
          </table:table-cell>
          <table:table-cell table:style-name="ce17" office:value-type="float" office:value="6941.67" calcext:value-type="float">
            <text:p>6.941,67</text:p>
          </table:table-cell>
          <table:table-cell table:style-name="ce14" office:value-type="float" office:value="1457.75" calcext:value-type="float">
            <text:p>1.457,7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 PERFIL per Use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5-16/6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6-20" calcext:value-type="date" table:number-columns-spanned="3" table:number-rows-spanned="1">
            <text:p>20.06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8397.61" calcext:value-type="float">
            <text:p>8.397,61</text:p>
          </table:table-cell>
          <table:table-cell table:style-name="ce17" office:value-type="float" office:value="6940.17" calcext:value-type="float">
            <text:p>6.940,17</text:p>
          </table:table-cell>
          <table:table-cell table:style-name="ce14" office:value-type="float" office:value="1457.44" calcext:value-type="float">
            <text:p>1.457,4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 PERFIL per Use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5-16/6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6-20" calcext:value-type="date" table:number-columns-spanned="3" table:number-rows-spanned="1">
            <text:p>20.06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8399.42" calcext:value-type="float">
            <text:p>8.399,42</text:p>
          </table:table-cell>
          <table:table-cell table:style-name="ce17" office:value-type="float" office:value="6941.67" calcext:value-type="float">
            <text:p>6.941,67</text:p>
          </table:table-cell>
          <table:table-cell table:style-name="ce14" office:value-type="float" office:value="1457.75" calcext:value-type="float">
            <text:p>1.457,75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 PRO PLU PERUSR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3-16/4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148310.62" calcext:value-type="float">
            <text:p>148.310,62</text:p>
          </table:table-cell>
          <table:table-cell table:style-name="ce17" office:value-type="float" office:value="122570.76" calcext:value-type="float">
            <text:p>122.570,76</text:p>
          </table:table-cell>
          <table:table-cell table:style-name="ce14" office:value-type="float" office:value="25739.86" calcext:value-type="float">
            <text:p>25.739,8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 PRO PLU PERUSR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4-16/5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148310.62" calcext:value-type="float">
            <text:p>148.310,62</text:p>
          </table:table-cell>
          <table:table-cell table:style-name="ce17" office:value-type="float" office:value="122570.76" calcext:value-type="float">
            <text:p>122.570,76</text:p>
          </table:table-cell>
          <table:table-cell table:style-name="ce14" office:value-type="float" office:value="25739.86" calcext:value-type="float">
            <text:p>25.739,8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 PRO PLU PERUSR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5-16/6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6-20" calcext:value-type="date" table:number-columns-spanned="3" table:number-rows-spanned="1">
            <text:p>20.06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148310.62" calcext:value-type="float">
            <text:p>148.310,62</text:p>
          </table:table-cell>
          <table:table-cell table:style-name="ce17" office:value-type="float" office:value="122570.76" calcext:value-type="float">
            <text:p>122.570,76</text:p>
          </table:table-cell>
          <table:table-cell table:style-name="ce14" office:value-type="float" office:value="25739.86" calcext:value-type="float">
            <text:p>25.739,86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PE3 ALNG PERUSR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3-16/4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69755.29" calcext:value-type="float">
            <text:p>69.755,29</text:p>
          </table:table-cell>
          <table:table-cell table:style-name="ce17" office:value-type="float" office:value="57649" calcext:value-type="float">
            <text:p>57.649,00</text:p>
          </table:table-cell>
          <table:table-cell table:style-name="ce14" office:value-type="float" office:value="12106.29" calcext:value-type="float">
            <text:p>12.106,2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PE3 ALNG PERUSR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3-16/4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69756.5" calcext:value-type="float">
            <text:p>69.756,50</text:p>
          </table:table-cell>
          <table:table-cell table:style-name="ce17" office:value-type="float" office:value="57650" calcext:value-type="float">
            <text:p>57.650,00</text:p>
          </table:table-cell>
          <table:table-cell table:style-name="ce14" office:value-type="float" office:value="12106.5" calcext:value-type="float">
            <text:p>12.106,5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PE3 ALNG PERUSR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4-16/5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69755.29" calcext:value-type="float">
            <text:p>69.755,29</text:p>
          </table:table-cell>
          <table:table-cell table:style-name="ce17" office:value-type="float" office:value="57649" calcext:value-type="float">
            <text:p>57.649,00</text:p>
          </table:table-cell>
          <table:table-cell table:style-name="ce14" office:value-type="float" office:value="12106.29" calcext:value-type="float">
            <text:p>12.106,2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PE3 ALNG PERUSR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4-16/5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69756.5" calcext:value-type="float">
            <text:p>69.756,50</text:p>
          </table:table-cell>
          <table:table-cell table:style-name="ce17" office:value-type="float" office:value="57650" calcext:value-type="float">
            <text:p>57.650,00</text:p>
          </table:table-cell>
          <table:table-cell table:style-name="ce14" office:value-type="float" office:value="12106.5" calcext:value-type="float">
            <text:p>12.106,5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PE3 ALNG PERUSR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5-16/6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6-20" calcext:value-type="date" table:number-columns-spanned="3" table:number-rows-spanned="1">
            <text:p>20.06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69755.29" calcext:value-type="float">
            <text:p>69.755,29</text:p>
          </table:table-cell>
          <table:table-cell table:style-name="ce17" office:value-type="float" office:value="57649" calcext:value-type="float">
            <text:p>57.649,00</text:p>
          </table:table-cell>
          <table:table-cell table:style-name="ce14" office:value-type="float" office:value="12106.29" calcext:value-type="float">
            <text:p>12.106,29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365PE3 ALNG PERUSR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5-16/6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6-20" calcext:value-type="date" table:number-columns-spanned="3" table:number-rows-spanned="1">
            <text:p>20.06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69756.5" calcext:value-type="float">
            <text:p>69.756,50</text:p>
          </table:table-cell>
          <table:table-cell table:style-name="ce17" office:value-type="float" office:value="57650" calcext:value-type="float">
            <text:p>57.650,00</text:p>
          </table:table-cell>
          <table:table-cell table:style-name="ce14" office:value-type="float" office:value="12106.5" calcext:value-type="float">
            <text:p>12.106,50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STANDAR ALNG MVL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3-16/4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STANDAR ALNG MVL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4-16/5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OFFICE STANDAR ALNG MVL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5-16/6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6-20" calcext:value-type="date" table:number-columns-spanned="3" table:number-rows-spanned="1">
            <text:p>20.06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38612.36" calcext:value-type="float">
            <text:p>38.612,36</text:p>
          </table:table-cell>
          <table:table-cell table:style-name="ce17" office:value-type="float" office:value="31911.04" calcext:value-type="float">
            <text:p>31.911,04</text:p>
          </table:table-cell>
          <table:table-cell table:style-name="ce14" office:value-type="float" office:value="6701.32" calcext:value-type="float">
            <text:p>6.701,32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SYSCTRCNFG MVL PER OSE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3-16/4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38250.86" calcext:value-type="float">
            <text:p>38.250,86</text:p>
          </table:table-cell>
          <table:table-cell table:style-name="ce17" office:value-type="float" office:value="31612.28" calcext:value-type="float">
            <text:p>31.612,28</text:p>
          </table:table-cell>
          <table:table-cell table:style-name="ce14" office:value-type="float" office:value="6638.58" calcext:value-type="float">
            <text:p>6.638,5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SYSCTRCNFG MVL PER OSE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4-16/5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38250.86" calcext:value-type="float">
            <text:p>38.250,86</text:p>
          </table:table-cell>
          <table:table-cell table:style-name="ce17" office:value-type="float" office:value="31612.28" calcext:value-type="float">
            <text:p>31.612,28</text:p>
          </table:table-cell>
          <table:table-cell table:style-name="ce14" office:value-type="float" office:value="6638.58" calcext:value-type="float">
            <text:p>6.638,5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SYSCTRCNFG MVL PER OSE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5-16/6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6-20" calcext:value-type="date" table:number-columns-spanned="3" table:number-rows-spanned="1">
            <text:p>20.06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38250.86" calcext:value-type="float">
            <text:p>38.250,86</text:p>
          </table:table-cell>
          <table:table-cell table:style-name="ce17" office:value-type="float" office:value="31612.28" calcext:value-type="float">
            <text:p>31.612,28</text:p>
          </table:table-cell>
          <table:table-cell table:style-name="ce14" office:value-type="float" office:value="6638.58" calcext:value-type="float">
            <text:p>6.638,5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WINSVRCAL ALNG MVL DVCCAL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3-16/4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8" calcext:value-type="float">
            <text:p>0101901648</text:p>
          </table:table-cell>
          <table:table-cell table:style-name="ce14" office:value-type="float" office:value="27845.45" calcext:value-type="float">
            <text:p>27.845,45</text:p>
          </table:table-cell>
          <table:table-cell table:style-name="ce17" office:value-type="float" office:value="23012.77" calcext:value-type="float">
            <text:p>23.012,77</text:p>
          </table:table-cell>
          <table:table-cell table:style-name="ce14" office:value-type="float" office:value="4832.68" calcext:value-type="float">
            <text:p>4.832,6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WINSVRCAL ALNG MVL DVCCAL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4-16/5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5-31" calcext:value-type="date" table:number-columns-spanned="3" table:number-rows-spanned="1">
            <text:p>31.05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649" calcext:value-type="float">
            <text:p>0101901649</text:p>
          </table:table-cell>
          <table:table-cell table:style-name="ce14" office:value-type="float" office:value="27845.45" calcext:value-type="float">
            <text:p>27.845,45</text:p>
          </table:table-cell>
          <table:table-cell table:style-name="ce17" office:value-type="float" office:value="23012.77" calcext:value-type="float">
            <text:p>23.012,77</text:p>
          </table:table-cell>
          <table:table-cell table:style-name="ce14" office:value-type="float" office:value="4832.68" calcext:value-type="float">
            <text:p>4.832,68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2">ECON/000286/2016</text:span></text:p>
          </table:table-cell>
          <table:table-cell table:style-name="ce3" office:value-type="string" calcext:value-type="string" table:number-columns-spanned="5" table:number-rows-spanned="1">
            <text:p><text:span text:style-name="T2">SUSCRIPCION MS WINSVRCAL ALNG MVL DVCCAL</text:span></text:p>
          </table:table-cell>
          <table:covered-table-cell table:number-columns-repeated="4" table:style-name="ce3"/>
          <table:table-cell table:style-name="ce5" office:value-type="string" calcext:value-type="string">
            <text:p><text:span text:style-name="T2">17/5-16/6/19 Mto. Microso</text:span></text:p>
          </table:table-cell>
          <table:table-cell table:style-name="ce6" office:value-type="string" calcext:value-type="string" table:number-columns-spanned="2" table:number-rows-spanned="1">
            <text:p><text:span text:style-name="T2">SEIDOR, S.A.</text:span></text:p>
          </table:table-cell>
          <table:covered-table-cell table:style-name="ce6"/>
          <table:table-cell table:style-name="ce8" office:value-type="date" office:date-value="2019-06-20" calcext:value-type="date" table:number-columns-spanned="3" table:number-rows-spanned="1">
            <text:p>20.06.2019</text:p>
          </table:table-cell>
          <table:covered-table-cell table:number-columns-repeated="2" table:style-name="ce8"/>
          <table:table-cell table:style-name="ce12" office:value-type="float" office:value="2019" calcext:value-type="float">
            <text:p>2019</text:p>
          </table:table-cell>
          <table:table-cell table:style-name="ce13" office:value-type="float" office:value="101901807" calcext:value-type="float">
            <text:p>0101901807</text:p>
          </table:table-cell>
          <table:table-cell table:style-name="ce14" office:value-type="float" office:value="27845.45" calcext:value-type="float">
            <text:p>27.845,45</text:p>
          </table:table-cell>
          <table:table-cell table:style-name="ce17" office:value-type="float" office:value="23012.77" calcext:value-type="float">
            <text:p>23.012,77</text:p>
          </table:table-cell>
          <table:table-cell table:style-name="ce14" office:value-type="float" office:value="4832.68" calcext:value-type="float">
            <text:p>4.832,68</text:p>
          </table:table-cell>
          <table:table-cell table:number-columns-repeated="47"/>
        </table:table-row>
        <table:table-row table:style-name="ro2" table:number-rows-repeated="104827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loext:min-decimal-places="0" number:min-integer-digits="1" number:grouping="true"/>
    </number:number-style>
    <number:number-style style:name="N104">
      <number:text>-€ 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loext:min-decimal-places="2" number:min-integer-digits="1" number:grouping="true"/>
    </number:number-style>
    <number:number-style style:name="N106">
      <number:text>-€ 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€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8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28">
      <number:text-content/>
      <style:map style:condition="value()&lt;=1.79769313486232E+308" style:apply-style-name="N128P0"/>
    </number:text-style>
    <number:number-style style:name="N129">
      <number:number number:decimal-places="0" loext:min-decimal-places="0" number:min-integer-digits="10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CM</meta:initial-creator>
    <meta:creation-date>2021-02-17T09:27:23</meta:creation-date>
    <dc:date>2021-02-17T10:29:00.122701838</dc:date>
    <meta:generator>LibreOffice/6.4.6.2$Linux_X86_64 LibreOffice_project/40$Build-2</meta:generator>
    <dc:creator>belay </dc:creator>
    <meta:editing-duration>PT1M32S</meta:editing-duration>
    <meta:editing-cycles>1</meta:editing-cycles>
    <meta:document-statistic meta:table-count="1" meta:cell-count="297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